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b2e6" officeooo:paragraph-rsid="0013b2e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ija Development</text:p>
      <text:p text:style-name="P2"/>
      <text:p text:style-name="P3">Url:</text:p>
      <text:p text:style-name="P4"/>
      <text:p text:style-name="P5">Url backenda su: <text:line-break/><text:tab/>- “api/owner/[controller]/[method]”,</text:p>
      <text:p text:style-name="P5"><text:tab/>- “api/employee/[controller]/[method]/”,</text:p>
      <text:p text:style-name="P5"><text:tab/>- “api/[controller]/[method]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0-26T13:49:28.213000000</dc:date>
    <meta:editing-duration>PT3H58M25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12" meta:character-count="155" meta:non-whitespace-character-count="144"/>
  </office:meta>
</office:document-meta>
</file>